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59212"/>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text-properties style:font-name="Arial" officeooo:paragraph-rsid="00076eab"/>
    </style:style>
    <style:style style:name="P5" style:family="paragraph" style:parent-style-name="Standard">
      <style:text-properties style:font-name="Arial" officeooo:rsid="00076eab" officeooo:paragraph-rsid="00076eab"/>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weight="bold" officeooo:rsid="00076eab" officeooo:paragraph-rsid="00076eab" style:font-weight-asian="bold" style:font-weight-complex="bold"/>
    </style:style>
    <style:style style:name="P8" style:family="paragraph" style:parent-style-name="Standard">
      <style:text-properties style:font-name="Arial" fo:font-weight="bold" officeooo:rsid="00076eab" officeooo:paragraph-rsid="00145461" style:font-weight-asian="bold" style:font-weight-complex="bold"/>
    </style:style>
    <style:style style:name="P9" style:family="paragraph" style:parent-style-name="Standard">
      <style:text-properties style:font-name="Arial" fo:font-weight="normal" officeooo:rsid="000a010f" officeooo:paragraph-rsid="000a010f" style:font-weight-asian="normal" style:font-weight-complex="normal"/>
    </style:style>
    <style:style style:name="P10" style:family="paragraph" style:parent-style-name="Standard">
      <style:text-properties style:font-name="Arial" fo:font-weight="normal" officeooo:rsid="000ec048" officeooo:paragraph-rsid="000ec048" style:font-weight-asian="normal" style:font-weight-complex="normal"/>
    </style:style>
    <style:style style:name="P11" style:family="paragraph" style:parent-style-name="Standard">
      <style:text-properties style:font-name="Arial" fo:font-weight="normal" officeooo:rsid="000f7acc" officeooo:paragraph-rsid="000f7acc" style:font-weight-asian="normal" style:font-weight-complex="normal"/>
    </style:style>
    <style:style style:name="P12" style:family="paragraph" style:parent-style-name="Standard" style:list-style-name="L2">
      <style:text-properties style:font-name="Arial" fo:font-weight="normal" officeooo:rsid="00194796" officeooo:paragraph-rsid="00194796" style:font-weight-asian="normal" style:font-weight-complex="normal"/>
    </style:style>
    <style:style style:name="P13" style:family="paragraph" style:parent-style-name="Standard">
      <style:text-properties style:font-name="Arial" fo:font-weight="normal" officeooo:rsid="00194796" officeooo:paragraph-rsid="00194796" style:font-weight-asian="normal" style:font-weight-complex="normal"/>
    </style:style>
    <style:style style:name="P14" style:family="paragraph" style:parent-style-name="Standard" style:list-style-name="L2">
      <style:text-properties style:font-name="Arial" fo:font-weight="normal" officeooo:rsid="001b5a10" officeooo:paragraph-rsid="001b5a10" style:font-weight-asian="normal" style:font-weight-complex="normal"/>
    </style:style>
    <style:style style:name="P15" style:family="paragraph" style:parent-style-name="Standard">
      <style:text-properties style:font-name="Arial" officeooo:paragraph-rsid="00145461"/>
    </style:style>
    <style:style style:name="P16" style:family="paragraph" style:parent-style-name="Standard">
      <style:text-properties officeooo:paragraph-rsid="00076eab"/>
    </style:style>
    <style:style style:name="P17" style:family="paragraph" style:parent-style-name="Standard">
      <style:text-properties officeooo:paragraph-rsid="000a010f"/>
    </style:style>
    <style:style style:name="P18" style:family="paragraph" style:parent-style-name="Standard">
      <style:text-properties officeooo:paragraph-rsid="000a1624"/>
    </style:style>
    <style:style style:name="P19" style:family="paragraph" style:parent-style-name="Standard" style:list-style-name="L1">
      <style:text-properties officeooo:paragraph-rsid="000a1624"/>
    </style:style>
    <style:style style:name="P20" style:family="paragraph" style:parent-style-name="Standard" style:list-style-name="L1">
      <style:text-properties officeooo:paragraph-rsid="000c140c"/>
    </style:style>
    <style:style style:name="P21" style:family="paragraph" style:parent-style-name="Standard">
      <style:text-properties officeooo:paragraph-rsid="000ac5e9"/>
    </style:style>
    <style:style style:name="P22" style:family="paragraph" style:parent-style-name="Standard">
      <style:text-properties officeooo:paragraph-rsid="000ec048"/>
    </style:style>
    <style:style style:name="P23" style:family="paragraph" style:parent-style-name="Standard">
      <style:text-properties officeooo:paragraph-rsid="000f7acc"/>
    </style:style>
    <style:style style:name="P24" style:family="paragraph" style:parent-style-name="Standard">
      <style:text-properties officeooo:paragraph-rsid="00127166"/>
    </style:style>
    <style:style style:name="P25" style:family="paragraph" style:parent-style-name="Standard">
      <style:text-properties officeooo:paragraph-rsid="00145461"/>
    </style:style>
    <style:style style:name="P26" style:family="paragraph" style:parent-style-name="Standard">
      <style:text-properties officeooo:paragraph-rsid="00148c06"/>
    </style:style>
    <style:style style:name="P27" style:family="paragraph" style:parent-style-name="Standard">
      <style:text-properties officeooo:rsid="00149bb4" officeooo:paragraph-rsid="00149bb4"/>
    </style:style>
    <style:style style:name="P28" style:family="paragraph" style:parent-style-name="Standard">
      <style:text-properties officeooo:paragraph-rsid="00149bb4"/>
    </style:style>
    <style:style style:name="P29" style:family="paragraph" style:parent-style-name="Standard">
      <style:text-properties officeooo:paragraph-rsid="00194796"/>
    </style:style>
    <style:style style:name="P30" style:family="paragraph" style:parent-style-name="Standard" style:list-style-name="L2">
      <style:text-properties officeooo:paragraph-rsid="00194796"/>
    </style:style>
    <style:style style:name="P31" style:family="paragraph" style:parent-style-name="Standard">
      <style:paragraph-properties fo:break-before="page"/>
      <style:text-properties officeooo:paragraph-rsid="00076eab"/>
    </style:style>
    <style:style style:name="T1" style:family="text">
      <style:text-properties officeooo:rsid="0005bb1a"/>
    </style:style>
    <style:style style:name="T2" style:family="text">
      <style:text-properties fo:font-weight="normal" style:font-weight-asian="normal" style:font-weight-complex="normal"/>
    </style:style>
    <style:style style:name="T3" style:family="text">
      <style:text-properties fo:font-weight="normal" officeooo:rsid="00076eab"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0076eab" style:font-weight-asian="normal" style:font-weight-complex="normal"/>
    </style:style>
    <style:style style:name="T7" style:family="text">
      <style:text-properties style:font-name="Arial" fo:font-weight="normal" officeooo:rsid="000a010f" style:font-weight-asian="normal" style:font-weight-complex="normal"/>
    </style:style>
    <style:style style:name="T8" style:family="text">
      <style:text-properties style:font-name="Arial" fo:font-weight="normal" officeooo:rsid="000a1624" style:font-weight-asian="normal" style:font-weight-complex="normal"/>
    </style:style>
    <style:style style:name="T9" style:family="text">
      <style:text-properties style:font-name="Arial" fo:font-weight="normal" officeooo:rsid="000ac5e9" style:font-weight-asian="normal" style:font-weight-complex="normal"/>
    </style:style>
    <style:style style:name="T10" style:family="text">
      <style:text-properties style:font-name="Arial" fo:font-weight="normal" officeooo:rsid="000c140c" style:font-weight-asian="normal" style:font-weight-complex="normal"/>
    </style:style>
    <style:style style:name="T11" style:family="text">
      <style:text-properties style:font-name="Arial" fo:font-weight="normal" officeooo:rsid="000d2957" style:font-weight-asian="normal" style:font-weight-complex="normal"/>
    </style:style>
    <style:style style:name="T12" style:family="text">
      <style:text-properties style:font-name="Arial" fo:font-weight="normal" officeooo:rsid="000ec048" style:font-weight-asian="normal" style:font-weight-complex="normal"/>
    </style:style>
    <style:style style:name="T13" style:family="text">
      <style:text-properties style:font-name="Arial" fo:font-weight="normal" officeooo:rsid="000f7acc" style:font-weight-asian="normal" style:font-weight-complex="normal"/>
    </style:style>
    <style:style style:name="T14" style:family="text">
      <style:text-properties style:font-name="Arial" fo:font-weight="normal" officeooo:rsid="00105d24" style:font-weight-asian="normal" style:font-weight-complex="normal"/>
    </style:style>
    <style:style style:name="T15" style:family="text">
      <style:text-properties style:font-name="Arial" fo:font-weight="normal" officeooo:rsid="0011d891" style:font-weight-asian="normal" style:font-weight-complex="normal"/>
    </style:style>
    <style:style style:name="T16" style:family="text">
      <style:text-properties style:font-name="Arial" fo:font-weight="normal" officeooo:rsid="00127166" style:font-weight-asian="normal" style:font-weight-complex="normal"/>
    </style:style>
    <style:style style:name="T17" style:family="text">
      <style:text-properties style:font-name="Arial" fo:font-weight="normal" officeooo:rsid="00145461" style:font-weight-asian="normal" style:font-weight-complex="normal"/>
    </style:style>
    <style:style style:name="T18" style:family="text">
      <style:text-properties style:font-name="Arial" fo:font-weight="normal" officeooo:rsid="00148c06" style:font-weight-asian="normal" style:font-weight-complex="normal"/>
    </style:style>
    <style:style style:name="T19" style:family="text">
      <style:text-properties style:font-name="Arial" fo:font-weight="normal" officeooo:rsid="00149bb4" style:font-weight-asian="normal" style:font-weight-complex="normal"/>
    </style:style>
    <style:style style:name="T20" style:family="text">
      <style:text-properties style:font-name="Arial" fo:font-weight="normal" officeooo:rsid="001673aa" style:font-weight-asian="normal" style:font-weight-complex="normal"/>
    </style:style>
    <style:style style:name="T21" style:family="text">
      <style:text-properties style:font-name="Arial" fo:font-weight="normal" officeooo:rsid="0018450b" style:font-weight-asian="normal" style:font-weight-complex="normal"/>
    </style:style>
    <style:style style:name="T22" style:family="text">
      <style:text-properties style:font-name="Arial" fo:font-weight="normal" officeooo:rsid="00194796" style:font-weight-asian="normal" style:font-weight-complex="normal"/>
    </style:style>
    <style:style style:name="T23" style:family="text">
      <style:text-properties style:font-name="Arial" fo:font-weight="normal" officeooo:rsid="001a2c4b" style:font-weight-asian="normal" style:font-weight-complex="normal"/>
    </style:style>
    <style:style style:name="T24" style:family="text">
      <style:text-properties style:font-name="Arial" fo:font-weight="normal" officeooo:rsid="001b5a10" style:font-weight-asian="normal" style:font-weight-complex="normal"/>
    </style:style>
    <style:style style:name="T25" style:family="text">
      <style:text-properties style:font-name="Arial" fo:font-weight="bold" style:font-weight-asian="bold" style:font-weight-complex="bold"/>
    </style:style>
    <style:style style:name="T26" style:family="text">
      <style:text-properties style:font-name="Arial" fo:font-weight="bold" officeooo:rsid="00076eab" style:font-weight-asian="bold" style:font-weight-complex="bold"/>
    </style:style>
    <style:style style:name="T27" style:family="text">
      <style:text-properties style:font-name="Arial" fo:font-weight="bold" officeooo:rsid="00145461" style:font-weight-asian="bold" style:font-weight-complex="bold"/>
    </style:style>
    <style:style style:name="T28" style:family="text">
      <style:text-properties style:font-name="Arial" fo:font-weight="bold" officeooo:rsid="001c5af0" style:font-weight-asian="bold" style:font-weight-complex="bold"/>
    </style:style>
    <style:style style:name="T29" style:family="text">
      <style:text-properties style:font-name="Arial" officeooo:rsid="0008871a"/>
    </style:style>
    <style:style style:name="T30" style:family="text">
      <style:text-properties style:font-name="Arial" officeooo:rsid="000ac5e9"/>
    </style:style>
    <style:style style:name="T31" style:family="text">
      <style:text-properties style:font-name="Arial" officeooo:rsid="000c140c"/>
    </style:style>
    <style:style style:name="T32" style:family="text">
      <style:text-properties fo:font-weight="bold" style:font-weight-asian="bold" style:font-weight-complex="bold"/>
    </style:style>
    <style:style style:name="T33" style:family="text">
      <style:text-properties officeooo:rsid="0008871a"/>
    </style:style>
    <style:style style:name="T34" style:family="text">
      <style:text-properties officeooo:rsid="000ec048"/>
    </style:style>
    <style:style style:name="T35" style:family="text">
      <style:text-properties officeooo:rsid="001b5a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lide 1:</text:p>
      <text:p text:style-name="P5"/>
      <text:p text:style-name="P1">Hello, my name is Petr and together with Graham we will be presenting surrogate</text:p>
      <text:p text:style-name="P1">models that we developed in the scope of our industry group project with</text:p>
      <text:p text:style-name="P1">the UK Atomic Energy Authority.</text:p>
      <text:p text:style-name="P1"/>
      <text:p text:style-name="P3">----------------------------------------------------------------------------------------------------------------------------</text:p>
      <text:p text:style-name="P6">Slides 2-3: Graham</text:p>
      <text:p text:style-name="P6"/>
      <text:p text:style-name="P2">----------------------------------------------------------------------------------------------------------------------------</text:p>
      <text:p text:style-name="P7">Slide 4:</text:p>
      <text:p text:style-name="P1"/>
      <text:p text:style-name="P1">To get started, we first had to learn more about the TBR values that Paramak</text:p>
      <text:p text:style-name="P1">produces.</text:p>
      <text:p text:style-name="P1"/>
      <text:p text:style-name="P1">Since, as you can see in the table, the simulation expects quite a lot of input</text:p>
      <text:p text:style-name="P1">parameters, we decided that the best strategy would be to sample these inputs</text:p>
      <text:p text:style-name="P1">uniformly at random, and for each evaluate TBR in the expensive way.</text:p>
      <text:p text:style-name="P1"/>
      <text:p text:style-name="Standard"><text:span text:style-name="T4">To </text:span><text:span text:style-name="T29">accomplish that</text:span><text:span text:style-name="T4"> expeditiously, we developed a sampling program and queued a</text:span></text:p>
      <text:p text:style-name="P1">number of jobs at a computing facility. After <text:span text:style-name="T33">roughly </text:span><text:span text:style-name="T1">a</text:span> month of runtime, we</text:p>
      <text:p text:style-name="P1">produced a dataset consisting of about a million data points.</text:p>
      <text:p text:style-name="P1"/>
      <text:p text:style-name="P1">We treated these <text:span text:style-name="T33">points</text:span> to be the ground truth for our analysis.</text:p>
      <text:p text:style-name="P1"/>
      <text:p text:style-name="P2">----------------------------------------------------------------------------------------------------------------------------</text:p>
      <text:p text:style-name="P7">Slide 5:</text:p>
      <text:p text:style-name="P7"><text:span text:style-name="T5"/></text:p>
      <text:p text:style-name="P17"><text:span text:style-name="T7">In the language of machine learning, our task falls within the field of regression, or search for functions with continuous outputs. </text:span><text:span text:style-name="T8">To help us guide this search,</text:span><text:span text:style-name="T7"> we defined metrics</text:span><text:span text:style-name="T8"> against which we optimize in two ways.</text:span></text:p>
      <text:list xml:id="list2593483353" text:style-name="L1">
        <text:list-item>
          <text:p text:style-name="P19"><text:span text:style-name="T8">First, to minimize dissimilarity with Paramak, we track </text:span><text:span text:style-name="T9">the </text:span><text:span text:style-name="T8">empirical error on a data set in terms of its mean and standard deviation.</text:span></text:p>
        </text:list-item>
        <text:list-item>
          <text:p text:style-name="P19"><text:span text:style-name="T8">And second, to maximize the speedup, we </text:span><text:span text:style-name="T9">measure</text:span><text:span text:style-name="T8"> the </text:span><text:span text:style-name="T9">wall</text:span><text:span text:style-name="T8"> time required for training and prediction.</text:span></text:p>
        </text:list-item>
      </text:list>
      <text:p text:style-name="P18"><text:span text:style-name="T8"/></text:p>
      <text:p text:style-name="P21"><text:span text:style-name="T30">This interpretation captures the naive notion that an ideal surrogate would produce the same outputs as Paramak and would run instantly.</text:span></text:p>
      <text:p text:style-name="P21"><text:span text:style-name="T30"/></text:p>
      <text:p text:style-name="P21"><text:span text:style-name="T30">For surrogate training, we divided our efforts between two types of approaches depending on how </text:span><text:span text:style-name="T31">training data is</text:span><text:span text:style-name="T30"> handled.</text:span></text:p>
      <text:list xml:id="list181520663991074" text:continue-list="list2593483353" text:style-name="L1">
        <text:list-item text:start-value="1">
          <text:p text:style-name="P20"><text:span text:style-name="T10">First, the decoupled approach. You can think of this as the conventional procedure, which uses data collected ahead of time to train surrogates and tune hyperparameters to get the best possible results.</text:span></text:p>
        </text:list-item>
        <text:list-item>
          <text:p text:style-name="P20"><text:span text:style-name="T10">The adaptive approach, on the other hand, is a bit more complex. It </text:span><text:span text:style-name="T11">repeats</text:span><text:span text:style-name="T10"> training and data collection epochs with the hope to obtain more data in regions where the surrogate approximation breaks down. </text:span><text:span text:style-name="T11">This way, surrogates could be theoretically trained until arbitrary desired precision is achieved.</text:span></text:p>
        </text:list-item>
      </text:list>
      <text:p text:style-name="P21"><text:span text:style-name="T30"/></text:p>
      <text:p text:style-name="P31"><text:span text:style-name="T26">Slide 6:</text:span></text:p>
      <text:p text:style-name="P7"><text:span text:style-name="T5"/></text:p>
      <text:p text:style-name="P9">Let us first focus on the <text:span text:style-name="T34">more conventional, </text:span>decoupled approach.</text:p>
      <text:p text:style-name="P4"/>
      <text:p text:style-name="P4">----------------------------------------------------------------------------------------------------------------------------</text:p>
      <text:p text:style-name="P16"><text:span text:style-name="T26">Slide 7:</text:span></text:p>
      <text:p text:style-name="P7"><text:span text:style-name="T5"/></text:p>
      <text:p text:style-name="P22"><text:span text:style-name="T12">Since the decoupled scheme is rather straightforward to implement, we decided to perform a little benchmark and comparison to see which models are the most suitable for our task.</text:span></text:p>
      <text:p text:style-name="P10"/>
      <text:p text:style-name="P22"><text:span text:style-name="T12">Following literature review, we selected a pool of 9 well-known model families. As you can see, among these are various types of models based on decision trees, dimension-lifted linear models, neural networks and instance-based methods.</text:span></text:p>
      <text:p text:style-name="P10"/>
      <text:p text:style-name="P22"><text:span text:style-name="T12">To compare all these, we designed four experiments that search for the best possible hyperparameter assignments, and compare scaling and regression properties.</text:span></text:p>
      <text:p text:style-name="P4"/>
      <text:p text:style-name="P4">----------------------------------------------------------------------------------------------------------------------------</text:p>
      <text:p text:style-name="P16"><text:span text:style-name="T26">Slide 8:</text:span></text:p>
      <text:p text:style-name="P7"><text:span text:style-name="T5"/></text:p>
      <text:p text:style-name="P23"><text:span text:style-name="T13">The aim of the first two experiments is hyperparameter tuning via Bayesian optimization. While the first experiment uses </text:span><text:span text:style-name="T15">various</text:span><text:span text:style-name="T13"> subspaces of a somewhat simplified training dataset, the second experiment operates </text:span><text:span text:style-name="T15">on an equivalent training set </text:span><text:span text:style-name="T14">without </text:span><text:span text:style-name="T15">any </text:span><text:span text:style-name="T14">simplification</text:span><text:span text:style-name="T13">.</text:span></text:p>
      <text:p text:style-name="P11"/>
      <text:p text:style-name="P23"><text:span text:style-name="T13">We summarized our results in two-dimensional scatter plots, in which each point represents a surrogate in terms of prediction time on the X-axis and error on the Y-axis. With this layout, we are mostly interested in surrogates </text:span><text:span text:style-name="T15">located </text:span><text:span text:style-name="T13">in the </text:span><text:span text:style-name="T15">upper</text:span><text:span text:style-name="T13"> left corner of each plot.</text:span></text:p>
      <text:p text:style-name="P23"><text:span text:style-name="T13"/></text:p>
      <text:p text:style-name="P23"><text:span text:style-name="T13">As we can see, </text:span><text:span text:style-name="T14">all four plots seem quite similar </text:span><text:span text:style-name="T15">to the naked eye</text:span><text:span text:style-name="T14">. This suggests that our domain simplification technique only had a negligible effect. </text:span><text:span text:style-name="T15">Still, we can see that surrogates from each family are often clustered together, and that some surrogate families perform better than others. In particular, here the best results were achieved by boosted decision trees </text:span><text:span text:style-name="T18">in orange and green</text:span><text:span text:style-name="T15"> and neural networks </text:span><text:span text:style-name="T18">in pink</text:span><text:span text:style-name="T15">.</text:span></text:p>
      <text:p text:style-name="P4"/>
      <text:p text:style-name="P4">----------------------------------------------------------------------------------------------------------------------------</text:p>
      <text:p text:style-name="P16"><text:span text:style-name="T26">Slide 9:</text:span></text:p>
      <text:p text:style-name="P7"><text:span text:style-name="T5"/></text:p>
      <text:p text:style-name="P24"><text:span text:style-name="T16">In the third experiment, we decided to </text:span><text:span text:style-name="T18">shift our attention away from hyperparameters, and </text:span><text:span text:style-name="T16">focus on scaling </text:span><text:span text:style-name="T18">instead</text:span><text:span text:style-name="T16">. We took several best-performing surrogates from each family and tracked their metrics as a function of training set size.</text:span></text:p>
      <text:p text:style-name="P24"><text:span text:style-name="T16"/></text:p>
      <text:p text:style-name="P25"><text:span text:style-name="T16">A</text:span><text:span text:style-name="T17">s you can see in </text:span><text:span text:style-name="T18">all three</text:span><text:span text:style-name="T17"> plots below, </text:span><text:span text:style-name="T18">we observe a distinct hierarchy. A</text:span><text:span text:style-name="T17">gain the most favourable families were boosted decision trees and neural networks. Consistently with our expectations, neural networks are </text:span><text:span text:style-name="T18">far</text:span><text:span text:style-name="T17"> less </text:span><text:span text:style-name="T18">accurate</text:span><text:span text:style-name="T17"> on small training sets, but become </text:span><text:span text:style-name="T18">increasingly</text:span><text:span text:style-name="T17"> dominant as </text:span><text:span text:style-name="T18">we include more data points</text:span><text:span text:style-name="T17">.</text:span></text:p>
      <text:p text:style-name="P4"/>
      <text:p text:style-name="P31"><text:span text:style-name="T26">Slide 10:</text:span></text:p>
      <text:p text:style-name="P7"><text:span text:style-name="T5"/></text:p>
      <text:p text:style-name="P26"><text:span text:style-name="T18">In the fourth and the </text:span><text:span text:style-name="T20">final</text:span><text:span text:style-name="T18"> experiment, we trained </text:span><text:span text:style-name="T19">8 </text:span><text:span text:style-name="T18">surrogates for</text:span><text:span text:style-name="T19"> </text:span><text:span text:style-name="T18">use as TBR regressors. Informed by the </text:span><text:span text:style-name="T19">results of our previous experiments</text:span><text:span text:style-name="T18">, we </text:span><text:span text:style-name="T19">manually selected parameters for </text:span><text:span text:style-name="T21">3</text:span><text:span text:style-name="T19"> practical use cases. Here are the winners for each one.</text:span></text:p>
      <text:p text:style-name="P26"><text:span text:style-name="T19"/></text:p>
      <text:p text:style-name="P28"><text:span text:style-name="T19">Model number 1 may be useful if we strive for the </text:span><text:span text:style-name="T20">closest</text:span><text:span text:style-name="T19"> possible approximation of Paramak. It achieved R squared of 99.8% and </text:span><text:span text:style-name="T20">a </text:span><text:span text:style-name="T19">standard deviation of regression error 0.013.</text:span></text:p>
      <text:p text:style-name="P27"><text:span text:style-name="T5"/></text:p>
      <text:p text:style-name="P27"><text:span text:style-name="T5">While model number 2 may not be as accurate as </text:span><text:span text:style-name="T20">model </text:span><text:span text:style-name="T5">number 1, it is the fastest one that we found </text:span><text:span text:style-name="T20">so far</text:span><text:span text:style-name="T5">. With prediction time just under a microsecond, it is roughly 8.7 million times faster than Paramak.</text:span></text:p>
      <text:p text:style-name="P27"><text:span text:style-name="T5"/></text:p>
      <text:p text:style-name="P28"><text:span text:style-name="T5">And lastly, to </text:span><text:span text:style-name="T20">demonstrate</text:span><text:span text:style-name="T5"> that </text:span><text:span text:style-name="T20">these models can also be produced without extensive sampling, we trained </text:span><text:span text:style-name="T5">Model number 4. </text:span><text:span text:style-name="T20">It still has acceptable accuracy and represents </text:span><text:span text:style-name="T21">a </text:span><text:span text:style-name="T20">speedup on the order of millions, but uses only one fiftieth of the training data </text:span><text:span text:style-name="T21">that the other models require</text:span><text:span text:style-name="T5">.</text:span></text:p>
      <text:p text:style-name="P15"><text:span text:style-name="T3"/></text:p>
      <text:p text:style-name="P15">----------------------------------------------------------------------------------------------------------------------------</text:p>
      <text:p text:style-name="P25"><text:span text:style-name="T26">Slide 1</text:span><text:span text:style-name="T27">1</text:span><text:span text:style-name="T26">:</text:span></text:p>
      <text:p text:style-name="P8"><text:span text:style-name="T5"/></text:p>
      <text:p text:style-name="P25"><text:span text:style-name="T17">That pretty much concludes our work on the decoupled approach. For the adaptive method, I would like to pass the word back to Graham.</text:span></text:p>
      <text:p text:style-name="P4"/>
      <text:p text:style-name="P4">----------------------------------------------------------------------------------------------------------------------------</text:p>
      <text:p text:style-name="Standard"><text:span text:style-name="T25">Slides 1</text:span><text:span text:style-name="T27">2</text:span><text:span text:style-name="T25">-15: Graham</text:span></text:p>
      <text:p text:style-name="P1"><text:span text:style-name="T32"/></text:p>
      <text:p text:style-name="P4">----------------------------------------------------------------------------------------------------------------------------</text:p>
      <text:p text:style-name="P16"><text:span text:style-name="T26">Slide 16:</text:span></text:p>
      <text:p text:style-name="P7"><text:span text:style-name="T5"/></text:p>
      <text:p text:style-name="P29"><text:span text:style-name="T22">Over the course of our 4-month project, we generated over a million samples from</text:span></text:p>
      <text:p text:style-name="P29"><text:span text:style-name="T22">the Paramak simulation. We used this data to explore </text:span><text:span text:style-name="T23">2</text:span><text:span text:style-name="T22"> possible avenues of </text:span><text:span text:style-name="T24">surrogate training</text:span><text:span text:style-name="T22">. A conventional decoupled approach, and a </text:span><text:span text:style-name="T23">more sopshisticated</text:span><text:span text:style-name="T22"> adaptive</text:span></text:p>
      <text:p text:style-name="P29"><text:span text:style-name="T22">approach.</text:span></text:p>
      <text:p text:style-name="P29"><text:span text:style-name="T22"/></text:p>
      <text:list xml:id="list3510350654" text:style-name="L2">
        <text:list-item>
          <text:p text:style-name="P30"><text:span text:style-name="T24">In the decoupled approach, w</text:span><text:span text:style-name="T22">e benchmarked 9 candidate families of surrogate models in 4 experiments.</text:span></text:p>
        </text:list-item>
        <text:list-item>
          <text:p text:style-name="P30"><text:span text:style-name="T22">We found that gradient boosted decision trees are the fastest, most accurate surrogates for datasets of 10 thousand training points of fewer.</text:span></text:p>
        </text:list-item>
        <text:list-item>
          <text:p text:style-name="P30"><text:span text:style-name="T22">For larger datasets, multilayer-perceptron-style neural networks are more suitable.</text:span></text:p>
        </text:list-item>
        <text:list-item>
          <text:p text:style-name="P30"><text:span text:style-name="T22">We also trained </text:span><text:span text:style-name="T24">8 </text:span><text:span text:style-name="T22">surrogates intended for practical use. The fastest one, a neural network, was able to accurately predict TBR in just under a microsecond. This corresponds to a relative speedup of 8.7 million with respect to Paramak.</text:span></text:p>
        </text:list-item>
        <text:list-item>
          <text:p text:style-name="P12">Lastly, we found <text:span text:style-name="T35">that </text:span>qualitatively similar surrogates <text:span text:style-name="T35">can be trained with only a fraction of the training set size.</text:span></text:p>
        </text:list-item>
        <text:list-item>
          <text:p text:style-name="P14">Back to you Graham.</text:p>
        </text:list-item>
      </text:list>
      <text:p text:style-name="P13"><text:span text:style-name="T6"/></text:p>
      <text:p text:style-name="P4">----------------------------------------------------------------------------------------------------------------------------</text:p>
      <text:p text:style-name="P16"><text:span text:style-name="T28">The r</text:span><text:span text:style-name="T26">est of slide 16 and slide 17:</text:span><text:span text:style-name="T25"> Graha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r Mánek</meta:initial-creator>
    <meta:creation-date>2020-10-07T15:53:59.636386774</meta:creation-date>
    <dc:date>2020-10-07T18:15:20.477656380</dc:date>
    <dc:creator>Petr Mánek</dc:creator>
    <meta:editing-duration>PT1H6M41S</meta:editing-duration>
    <meta:editing-cycles>19</meta:editing-cycles>
    <meta:generator>LibreOffice/7.0.1.2$Linux_X86_64 LibreOffice_project/00$Build-2</meta:generator>
    <meta:document-statistic meta:table-count="0" meta:image-count="0" meta:object-count="0" meta:page-count="3" meta:paragraph-count="65" meta:word-count="1050" meta:character-count="7536" meta:non-whitespace-character-count="6561"/>
  </office:meta>
</office:document-meta>
</file>